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/>
  </office:font-face-decls>
  <office:automatic-styles>
    <style:style style:name="P1" style:family="paragraph" style:parent-style-name="Standard">
      <style:text-properties style:font-name="Liberation Sans" officeooo:paragraph-rsid="00169b11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13d1cb" officeooo:paragraph-rsid="0013d1cb"/>
    </style:style>
    <style:style style:name="P4" style:family="paragraph" style:parent-style-name="Standard">
      <style:text-properties style:font-name="Liberation Sans" officeooo:rsid="00141e97" officeooo:paragraph-rsid="00141e97"/>
    </style:style>
    <style:style style:name="P5" style:family="paragraph" style:parent-style-name="Standard">
      <style:text-properties style:font-name="Liberation Sans" officeooo:rsid="0014f20f" officeooo:paragraph-rsid="0014f20f"/>
    </style:style>
    <style:style style:name="P6" style:family="paragraph" style:parent-style-name="Standard">
      <style:text-properties style:font-name="Liberation Sans" officeooo:rsid="00151062" officeooo:paragraph-rsid="00151062"/>
    </style:style>
    <style:style style:name="P7" style:family="paragraph" style:parent-style-name="Standard">
      <style:text-properties style:font-name="Liberation Sans" officeooo:rsid="00151fb3" officeooo:paragraph-rsid="00151fb3"/>
    </style:style>
    <style:style style:name="P8" style:family="paragraph" style:parent-style-name="Standard">
      <style:text-properties style:font-name="Liberation Sans" fo:font-size="12pt" officeooo:rsid="00169b11" officeooo:paragraph-rsid="00169b11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16c1dd"/>
    </style:style>
    <style:style style:name="P10" style:family="paragraph" style:parent-style-name="Standard">
      <style:text-properties style:font-name="Liberation Sans" officeooo:rsid="0013d1cb" officeooo:paragraph-rsid="00187486"/>
    </style:style>
    <style:style style:name="P11" style:family="paragraph" style:parent-style-name="Standard">
      <style:text-properties style:font-name="Liberation Sans" officeooo:rsid="00141e97" officeooo:paragraph-rsid="00187486"/>
    </style:style>
    <style:style style:name="P12" style:family="paragraph" style:parent-style-name="Standard">
      <style:text-properties style:font-name="Liberation Sans" officeooo:rsid="0014f20f" officeooo:paragraph-rsid="00187486"/>
    </style:style>
    <style:style style:name="P13" style:family="paragraph" style:parent-style-name="Standard">
      <style:text-properties style:font-name="Liberation Sans" officeooo:rsid="00151062" officeooo:paragraph-rsid="00187486"/>
    </style:style>
    <style:style style:name="P14" style:family="paragraph" style:parent-style-name="Standard">
      <style:text-properties style:font-name="Liberation Sans" officeooo:rsid="00151fb3" officeooo:paragraph-rsid="00187486"/>
    </style:style>
    <style:style style:name="P15" style:family="paragraph" style:parent-style-name="Standard">
      <style:text-properties style:font-name="Liberation Sans" officeooo:rsid="00151fb3" officeooo:paragraph-rsid="00151fb3"/>
    </style:style>
    <style:style style:name="T1" style:family="text">
      <style:text-properties officeooo:rsid="00134855"/>
    </style:style>
    <style:style style:name="T2" style:family="text">
      <style:text-properties officeooo:rsid="0013d1cb"/>
    </style:style>
    <style:style style:name="T3" style:family="text">
      <style:text-properties officeooo:rsid="00151062"/>
    </style:style>
    <style:style style:name="T4" style:family="text">
      <style:text-properties officeooo:rsid="00169b11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6c1dd" style:font-size-asian="12pt" style:font-size-complex="12pt"/>
    </style:style>
    <style:style style:name="T8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fo:letter-spacing="normal" fo:font-style="normal" fo:font-weight="bold" officeooo:rsid="0016c1d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69b11" style:font-size-asian="12pt" style:font-weight-asian="bold" style:font-size-complex="12pt" style:font-weight-complex="bold"/>
    </style:style>
    <style:style style:name="T11" style:family="text">
      <style:text-properties officeooo:rsid="00187486"/>
    </style:style>
    <style:style style:name="T12" style:family="text">
      <style:text-properties fo:color="#c9211e" loext:opacity="100%" officeooo:rsid="001874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Avaliação Turma: </text:span><text:span text:style-name="T5">EJA93119 - Web Designer</text:span></text:p>
      <text:p text:style-name="P8"><text:span text:style-name="T8">Professor:</text:span><text:span text:style-name="T6"> Leandro Almeida</text:span></text:p>
      <text:p text:style-name="P9"><text:span text:style-name="T9">Data:</text:span><text:span text:style-name="T7"> 25/09/24</text:span></text:p>
      <text:p text:style-name="Standard"/>
      <text:p text:style-name="Standard"/>
      <text:p text:style-name="Standard"/>
      <text:p text:style-name="P2"><text:span text:style-name="T1">1)</text:span>Elaborar um<text:span text:style-name="T2">a</text:span> <text:span text:style-name="T2">função</text:span> que calcule e apresente o valor do volume de uma caixa</text:p>
      <text:p text:style-name="P2">retangular, utilizando a fórmula VOLUME <text:span text:style-name="T1">=</text:span> COMPRIMENTO * LARGURA * ALTURA.<text:span text:style-name="T12">(0.5)</text:span></text:p>
      <text:p text:style-name="P2"/>
      <text:p text:style-name="P3">2)Elaborar uma função que calcule e apresente o valor do volume de</text:p>
      <text:p text:style-name="P10">uma esfera. Utilize a fórmula VOLUME &lt;- (4 / 3) * 3.14159 * (RAIO3).<text:span text:style-name="T12">(0.5)</text:span></text:p>
      <text:p text:style-name="P3"/>
      <text:p text:style-name="P4">3)Uma fábrica de camisetas produz os tamanhos pequeno, médio e grande, cada uma sendo vendida respectivamente por 10, 12 e 15 reais. Construa uma função em que o usuário forneça a quantidade de camisetas pequenas, médias e grandes referentes a uma venda, e a máquina informe quanto será o valor arrecadado.<text:span text:style-name="T12">(1)</text:span></text:p>
      <text:p text:style-name="P4"/>
      <text:p text:style-name="P4"><text:span text:style-name="T4">4</text:span>) Escreva um programa que mostre na tela a seguinte contagem:</text:p>
      <text:p text:style-name="P11">6 7 8 9 10 11 Acabou!<text:span text:style-name="T12">(0.5)</text:span></text:p>
      <text:p text:style-name="P4"/>
      <text:p text:style-name="P4"><text:span text:style-name="T4">5</text:span>) Faça um algoritmo que mostre na tela a seguinte contagem:</text:p>
      <text:p text:style-name="P11">10 9 8 7 6 5 4 3 Acabou!<text:span text:style-name="T12">(0.5)</text:span></text:p>
      <text:p text:style-name="P4"/>
      <text:p text:style-name="P4"><text:span text:style-name="T4">6</text:span>)Crie um programa que tenha uma função SuperSomador(), que vai receber dois</text:p>
      <text:p text:style-name="P4">números como parâmetro e depois vai retornar a soma de todos os valores no</text:p>
      <text:p text:style-name="P4">intervalo entre os valores recebidos.</text:p>
      <text:p text:style-name="P4">Ex:</text:p>
      <text:p text:style-name="P4">SuperSomador(1, 6) vai somar 1 + 2 + 3 + 4 + 5 + 6 e vai retornar 21</text:p>
      <text:p text:style-name="P11">SuperSomador(15, 19) vai somar 15 + 16 + 17 + 18 + 19 e vai retornar 85<text:span text:style-name="T12">(1)</text:span></text:p>
      <text:p text:style-name="P4"/>
      <text:p text:style-name="P5"><text:span text:style-name="T4">7</text:span>) Faça um algoritmo que leia a nota de 10 alunos de uma turma e guarde-as em</text:p>
      <text:p text:style-name="P5">um vetor. No final, mostre:</text:p>
      <text:p text:style-name="P5">a) Qual é a média da turma</text:p>
      <text:p text:style-name="P12">b) Quantos alunos estão acima da média da turma<text:span text:style-name="T12">(1)</text:span></text:p>
      <text:p text:style-name="P5"/>
      <text:p text:style-name="P5"><text:span text:style-name="T4">8</text:span>) Escreva um programa que leia um número qualquer e mostre a tabuada desse</text:p>
      <text:p text:style-name="P12">número, usando a estrutura “para”.<text:span text:style-name="T12">(1)</text:span></text:p>
      <text:p text:style-name="P5">Ex: Digite um valor: 5</text:p>
      <text:p text:style-name="P5">5 x 1 = 5</text:p>
      <text:p text:style-name="P5">5 x 2 = 10</text:p>
      <text:p text:style-name="P5">5 x 3 = 15</text:p>
      <text:p text:style-name="P5"/>
      <text:p text:style-name="P12"><text:span text:style-name="T4">9</text:span><text:span text:style-name="T3">) </text:span>Faça um<text:span text:style-name="T3">a função</text:span> que <text:span text:style-name="T3">recebe uma lista de objetos com produtos cadastrados</text:span>. No final, mostre na tela qual foi o maior e qual foi o menor preço digitados.<text:span text:style-name="T12">(1)</text:span></text:p>
      <text:p text:style-name="P5"/>
      <text:p text:style-name="P6"><text:span text:style-name="T4">10</text:span>) Faça uma função que recebe um número inteiro e positivo</text:p>
      <text:p text:style-name="P13">qualquer e mostre uma contagem até esse valor:<text:span text:style-name="T12">(1)</text:span></text:p>
      <text:p text:style-name="P6">Ex: Digite um valor: 35</text:p>
      <text:p text:style-name="P6">Contagem: 1 2 3 4 5 6 7 ... 33 34 35 Acabou!</text:p>
      <text:p text:style-name="P6"/>
      <text:p text:style-name="P7"><text:span text:style-name="T4">11</text:span>) Faça uma função que recebe a largura e o comprimento de um terreno</text:p>
      <text:p text:style-name="P7">retangular, calculando e mostrando a sua área em m². O programa também</text:p>
      <text:p text:style-name="P14"><text:soft-page-break/>deve mostrar a classificação desse terreno, de acordo com a lista abaixo:<text:span text:style-name="T12">(1)</text:span></text:p>
      <text:p text:style-name="P7">- Abaixo de 100m² = TERRENO POPULAR</text:p>
      <text:p text:style-name="P7">- Entre 100m² e 500m² = TERRENO MASTER</text:p>
      <text:p text:style-name="P7">- Acima de 500m² = TERRENO VIP</text:p>
      <text:p text:style-name="P7"/>
      <text:p text:style-name="P7"><text:span text:style-name="T4">12</text:span>) Crie um programa que leia o tamanho de três segmentos de reta.</text:p>
      <text:p text:style-name="P7">Analise seus comprimentos e diga se é possível formar um triângulo com essas</text:p>
      <text:p text:style-name="P7">retas. Matematicamente, para três segmentos formarem um triângulo, o comprimento</text:p>
      <text:p text:style-name="P7">de cada lado deve ser menor que a soma dos outros do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0:39:45.756753723</meta:creation-date>
    <dc:date>2024-09-25T16:34:54.494613740</dc:date>
    <meta:editing-duration>PT1H5M4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476" meta:character-count="2462" meta:non-whitespace-character-count="2035"/>
  </office:meta>
</office:document-meta>
</file>